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0.7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085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0.975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hiff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>
            <text:p>Klasse</text:p>
          </table:table-cell>
          <table:table-cell office:value-type="string">
            <text:p>SubKlasse</text:p>
          </table:table-cell>
          <table:table-cell office:value-type="string">
            <text:p>acc</text:p>
          </table:table-cell>
          <table:table-cell office:value-type="string">
            <text:p>handl</text:p>
          </table:table-cell>
          <table:table-cell office:value-type="string">
            <text:p>res</text:p>
          </table:table-cell>
          <table:table-cell office:value-type="string">
            <text:p>vol</text:p>
          </table:table-cell>
          <table:table-cell office:value-type="string">
            <text:p>hp</text:p>
          </table:table-cell>
          <table:table-cell office:value-type="string">
            <text:p>fuel</text:p>
          </table:table-cell>
          <table:table-cell office:value-type="string">
            <text:p>consumption</text:p>
          </table:table-cell>
          <table:table-cell office:value-type="string">
            <text:p>minCrew</text:p>
          </table:table-cell>
          <table:table-cell office:value-type="string">
            <text:p>maxCrew</text:p>
          </table:table-cell>
          <table:table-cell office:value-type="string">
            <text:p>dockable</text:p>
          </table:table-cell>
          <table:table-cell office:value-type="string">
            <text:p>orders</text:p>
          </table:table-cell>
        </table:table-row>
        <table:table-row table:style-name="ro1">
          <table:table-cell office:value-type="string">
            <text:p>combatShip</text:p>
          </table:table-cell>
          <table:table-cell office:value-type="string">
            <text:p>light Fighter</text:p>
          </table:table-cell>
          <table:table-cell/>
          <table:table-cell office:value-type="float" office:value="400">
            <text:p>400</text:p>
          </table:table-cell>
          <table:table-cell table:number-columns-repeated="2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combatShip</text:p>
          </table:table-cell>
          <table:table-cell office:value-type="string">
            <text:p>med Fighter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hip</text:p>
          </table:table-cell>
          <table:table-cell office:value-type="string">
            <text:p>offensive Drone</text:p>
          </table:table-cell>
          <table:table-cell/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combatship</text:p>
          </table:table-cell>
          <table:table-cell office:value-type="string">
            <text:p>recon Unit</text:p>
          </table:table-cell>
          <table:table-cell table:number-columns-repeated="11"/>
        </table:table-row>
        <table:table-row table:style-name="ro1">
          <table:table-cell office:value-type="string">
            <text:p>combatShip</text:p>
          </table:table-cell>
          <table:table-cell office:value-type="string">
            <text:p>Bombe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table:number-columns-repeated="11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Crusader</text:p>
          </table:table-cell>
          <table:table-cell table:number-columns-repeated="11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Destroyer</text:p>
          </table:table-cell>
          <table:table-cell table:number-columns-repeated="11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Fregatt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arrierShip</text:p>
          </table:table-cell>
          <table:table-cell office:value-type="string">
            <text:p>sm Carrier</text:p>
          </table:table-cell>
          <table:table-cell table:number-columns-repeated="11"/>
        </table:table-row>
        <table:table-row table:style-name="ro1">
          <table:table-cell office:value-type="string">
            <text:p>carrierShip</text:p>
          </table:table-cell>
          <table:table-cell office:value-type="string">
            <text:p>med Carrier</text:p>
          </table:table-cell>
          <table:table-cell table:number-columns-repeated="11"/>
        </table:table-row>
        <table:table-row table:style-name="ro1">
          <table:table-cell office:value-type="string">
            <text:p>carrierShip</text:p>
          </table:table-cell>
          <table:table-cell office:value-type="string">
            <text:p>big Carrie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hip</text:p>
          </table:table-cell>
          <table:table-cell office:value-type="string">
            <text:p>ColonieShip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rmTransShip</text:p>
          </table:table-cell>
          <table:table-cell office:value-type="string">
            <text:p>Sma Arm Trans</text:p>
          </table:table-cell>
          <table:table-cell table:number-columns-repeated="11"/>
        </table:table-row>
        <table:table-row table:style-name="ro1">
          <table:table-cell office:value-type="string">
            <text:p>ArmTransShip</text:p>
          </table:table-cell>
          <table:table-cell office:value-type="string">
            <text:p>med Arm Trans</text:p>
          </table:table-cell>
          <table:table-cell table:number-columns-repeated="11"/>
        </table:table-row>
        <table:table-row table:style-name="ro1">
          <table:table-cell office:value-type="string">
            <text:p>ArmTransShip</text:p>
          </table:table-cell>
          <table:table-cell office:value-type="string">
            <text:p>big Arm Tran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ransportShip</text:p>
          </table:table-cell>
          <table:table-cell office:value-type="string">
            <text:p>Sma Transporter</text:p>
          </table:table-cell>
          <table:table-cell table:number-columns-repeated="11"/>
        </table:table-row>
        <table:table-row table:style-name="ro1">
          <table:table-cell office:value-type="string">
            <text:p>TransportShip</text:p>
          </table:table-cell>
          <table:table-cell office:value-type="string">
            <text:p>med Transporter</text:p>
          </table:table-cell>
          <table:table-cell table:number-columns-repeated="11"/>
        </table:table-row>
        <table:table-row table:style-name="ro1">
          <table:table-cell office:value-type="string">
            <text:p>TransportShip</text:p>
          </table:table-cell>
          <table:table-cell office:value-type="string">
            <text:p>big Transporter</text:p>
          </table:table-cell>
          <table:table-cell table:number-columns-repeated="11"/>
        </table:table-row>
      </table:table>
      <table:table table:name="Waffen" table:style-name="ta1" table:print="false">
        <office:forms form:automatic-focus="false" form:apply-design-mode="false"/>
        <table:table-column table:style-name="co7" table:number-columns-repeated="8" table:default-cell-style-name="Default"/>
        <table:table-row table:style-name="ro2">
          <table:table-cell office:value-type="string">
            <text:p>Bez</text:p>
          </table:table-cell>
          <table:table-cell office:value-type="string">
            <text:p>resourcen</text:p>
          </table:table-cell>
          <table:table-cell office:value-type="string">
            <text:p>ammoCons</text:p>
          </table:table-cell>
          <table:table-cell office:value-type="string">
            <text:p>damagepoint</text:p>
          </table:table-cell>
          <table:table-cell office:value-type="string">
            <text:p>type</text:p>
          </table:table-cell>
          <table:table-cell office:value-type="string">
            <text:p>active</text:p>
          </table:table-cell>
          <table:table-cell office:value-type="string">
            <text:p>distance</text:p>
          </table:table-cell>
          <table:table-cell office:value-type="string">
            <text:p>precision</text:p>
          </table:table-cell>
        </table:table-row>
        <table:table-row table:style-name="ro2">
          <table:table-cell office:value-type="string">
            <text:p>Maser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ser</text:p>
          </table:table-cell>
          <table:table-cell office:value-type="string">
            <text:p>Passive</text:p>
          </table:table-cell>
          <table:table-cell office:value-type="string">
            <text:p>+</text:p>
          </table:table-cell>
          <table:table-cell office:value-type="float" office:value="0.7">
            <text:p>0,7</text:p>
          </table:table-cell>
        </table:table-row>
        <table:table-row table:style-name="ro2">
          <table:table-cell office:value-type="string">
            <text:p>Miniroc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expl</text:p>
          </table:table-cell>
          <table:table-cell office:value-type="string">
            <text:p>Active</text:p>
          </table:table-cell>
          <table:table-cell office:value-type="string">
            <text:p>++</text:p>
          </table:table-cell>
          <table:table-cell office:value-type="float" office:value="0.9">
            <text:p>0,9</text:p>
          </table:table-cell>
        </table:table-row>
        <table:table-row table:style-name="ro2">
          <table:table-cell office:value-type="string">
            <text:p>MagnetBomb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++</text:p>
          </table:table-cell>
          <table:table-cell office:value-type="string">
            <text:p>expl</text:p>
          </table:table-cell>
          <table:table-cell office:value-type="string">
            <text:p>Active</text:p>
          </table:table-cell>
          <table:table-cell office:value-type="string">
            <text:p>---</text:p>
          </table:table-cell>
          <table:table-cell office:value-type="float" office:value="0.2">
            <text:p>0,2</text:p>
          </table:table-cell>
        </table:table-row>
        <table:table-row table:style-name="ro2">
          <table:table-cell office:value-type="string">
            <text:p>Plasmawerfer</text:p>
          </table:table-cell>
          <table:table-cell office:value-type="string">
            <text:p>++</text:p>
          </table:table-cell>
          <table:table-cell office:value-type="float" office:value="1">
            <text:p>1</text:p>
          </table:table-cell>
          <table:table-cell office:value-type="string">
            <text:p>+++</text:p>
          </table:table-cell>
          <table:table-cell office:value-type="string">
            <text:p>plasma</text:p>
          </table:table-cell>
          <table:table-cell office:value-type="string">
            <text:p>Passive</text:p>
          </table:table-cell>
          <table:table-cell office:value-type="string">
            <text:p>+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string">
            <text:p>Tachionenstrahl</text:p>
          </table:table-cell>
          <table:table-cell office:value-type="string">
            <text:p>+++</text:p>
          </table:table-cell>
          <table:table-cell office:value-type="float" office:value="0">
            <text:p>0</text:p>
          </table:table-cell>
          <table:table-cell office:value-type="string">
            <text:p>+++</text:p>
          </table:table-cell>
          <table:table-cell office:value-type="string">
            <text:p>Tachionen</text:p>
          </table:table-cell>
          <table:table-cell office:value-type="string">
            <text:p>Passive</text:p>
          </table:table-cell>
          <table:table-cell office:value-type="string">
            <text:p>+++</text:p>
          </table:table-cell>
          <table:table-cell office:value-type="float" office:value="0.6">
            <text:p>0,6</text:p>
          </table:table-cell>
        </table:table-row>
      </table:table>
      <table:table table:name="Türme" table:style-name="ta1" table:print="false">
        <office:forms form:automatic-focus="false" form:apply-design-mode="false"/>
        <table:table-column table:style-name="co8" table:default-cell-style-name="Default"/>
        <table:table-column table:style-name="co7" table:number-columns-repeated="7" table:default-cell-style-name="Default"/>
        <table:table-row table:style-name="ro2">
          <table:table-cell office:value-type="string">
            <text:p>Bez</text:p>
          </table:table-cell>
          <table:table-cell office:value-type="string">
            <text:p>resourcen</text:p>
          </table:table-cell>
          <table:table-cell office:value-type="string">
            <text:p>damagepoint</text:p>
          </table:table-cell>
          <table:table-cell office:value-type="string">
            <text:p>type</text:p>
          </table:table-cell>
          <table:table-cell office:value-type="string">
            <text:p>active</text:p>
          </table:table-cell>
          <table:table-cell office:value-type="string">
            <text:p>distance</text:p>
          </table:table-cell>
          <table:table-cell office:value-type="string">
            <text:p>precision</text:p>
          </table:table-cell>
          <table:table-cell office:value-type="string">
            <text:p>handling</text:p>
          </table:table-cell>
        </table:table-row>
        <table:table-row table:style-name="ro2">
          <table:table-cell office:value-type="string">
            <text:p>Antipartikel Kanonen</text:p>
          </table:table-cell>
          <table:table-cell office:value-type="string">
            <text:p>+++</text:p>
          </table:table-cell>
          <table:table-cell office:value-type="string">
            <text:p>++++</text:p>
          </table:table-cell>
          <table:table-cell office:value-type="string">
            <text:p>Antimatter</text:p>
          </table:table-cell>
          <table:table-cell office:value-type="string">
            <text:p>P</text:p>
          </table:table-cell>
          <table:table-cell office:value-type="string">
            <text:p>++</text:p>
          </table:table-cell>
          <table:table-cell office:value-type="float" office:value="0.3">
            <text:p>0,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Neutronenbeschleuniger</text:p>
          </table:table-cell>
          <table:table-cell table:number-columns-repeated="2" office:value-type="string">
            <text:p>+++</text:p>
          </table:table-cell>
          <table:table-cell office:value-type="string">
            <text:p>kinetik</text:p>
          </table:table-cell>
          <table:table-cell office:value-type="string">
            <text:p>P</text:p>
          </table:table-cell>
          <table:table-cell office:value-type="string">
            <text:p>+++</text:p>
          </table:table-cell>
          <table:table-cell office:value-type="float" office:value="0.5">
            <text:p>0,5</text:p>
          </table:table-cell>
          <table:table-cell office:value-type="float" office:value="100">
            <text:p>100</text:p>
          </table:table-cell>
        </table:table-row>
      </table:table>
      <table:table table:name="DefSy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ressourcen</text:p>
          </table:table-cell>
          <table:table-cell office:value-type="string">
            <text:p>laser</text:p>
          </table:table-cell>
          <table:table-cell office:value-type="string">
            <text:p>explo</text:p>
          </table:table-cell>
          <table:table-cell office:value-type="string">
            <text:p>plas</text:p>
          </table:table-cell>
          <table:table-cell office:value-type="string">
            <text:p>newt</text:p>
          </table:table-cell>
          <table:table-cell office:value-type="string">
            <text:p>anti</text:p>
          </table:table-cell>
          <table:table-cell office:value-type="string">
            <text:p>tachi</text:p>
          </table:table-cell>
          <table:table-cell office:value-type="string">
            <text:p>kine</text:p>
          </table:table-cell>
          <table:table-cell office:value-type="string">
            <text:p>Beschr</text:p>
          </table:table-cell>
        </table:table-row>
        <table:table-row table:style-name="ro2">
          <table:table-cell office:value-type="string">
            <text:p>Phasenschild</text:p>
          </table:table-cell>
          <table:table-cell office:value-type="string">
            <text:p>++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Lässt bestimmte wellen längen nicht durch</text:p>
          </table:table-cell>
        </table:table-row>
        <table:table-row table:style-name="ro2">
          <table:table-cell office:value-type="string">
            <text:p>Täuschkörper</text:p>
          </table:table-cell>
          <table:table-cell office:value-type="string">
            <text:p>+</text:p>
          </table:table-cell>
          <table:table-cell office:value-type="float" office:value="0.3">
            <text:p>0,3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.1">
            <text:p>0,1</text:p>
          </table:table-cell>
          <table:table-cell office:value-type="float" office:value="0.7">
            <text:p>0,7</text:p>
          </table:table-cell>
          <table:table-cell table:number-columns-repeated="2" office:value-type="float" office:value="0.3">
            <text:p>0,3</text:p>
          </table:table-cell>
          <table:table-cell office:value-type="string">
            <text:p>wirft fake ziele aus,ut gegen explo, und einigermaßen gut gegen kinetik</text:p>
          </table:table-cell>
        </table:table-row>
        <table:table-row table:style-name="ro2">
          <table:table-cell office:value-type="string">
            <text:p>Antigrav schild</text:p>
          </table:table-cell>
          <table:table-cell office:value-type="string">
            <text:p>+++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string">
            <text:p>lenkt alles ab: sehr gut gegen explo kinetik, bisschen gegen <text:s/>laser, ionen, </text:p>
          </table:table-cell>
        </table:table-row>
        <table:table-row table:style-name="ro2">
          <table:table-cell office:value-type="string">
            <text:p>Phontn absor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ielradarstörer</text:p>
          </table:table-cell>
          <table:table-cell office:value-type="string">
            <text:p>+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2">
          <table:table-cell office:value-type="string">
            <text:p>Thermische Tarnung</text:p>
          </table:table-cell>
          <table:table-cell office:value-type="string">
            <text:p>+++</text:p>
          </table:table-cell>
          <table:table-cell office:value-type="float" office:value="0.7">
            <text:p>0,7</text:p>
          </table:table-cell>
          <table:table-cell office:value-type="float" office:value="0.9">
            <text:p>0,9</text:p>
          </table:table-cell>
          <table:table-cell table:number-columns-repeated="5" office:value-type="float" office:value="0.5">
            <text:p>0,5</text:p>
          </table:table-cell>
          <table:table-cell office:value-type="string">
            <text:p>Täuscht zielsysteme</text:p>
          </table:table-cell>
        </table:table-row>
      </table:table>
      <table:table table:name="GPU" table:style-name="ta1" table:print="false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auffällig bmalung</text:p>
          </table:table-cell>
          <table:table-cell office:value-type="string">
            <text:p>zieht mehr aggro</text:p>
          </table:table-cell>
        </table:table-row>
        <table:table-row table:style-name="ro2">
          <table:table-cell office:value-type="string">
            <text:p>Tarnbemalung</text:p>
          </table:table-cell>
          <table:table-cell office:value-type="string">
            <text:p>niedrigeres grund aggro</text:p>
          </table:table-cell>
        </table:table-row>
        <table:table-row table:style-name="ro2">
          <table:table-cell office:value-type="string">
            <text:p>sensorik</text:p>
          </table:table-cell>
          <table:table-cell office:value-type="string">
            <text:p>höhere sensor reichweite</text:p>
          </table:table-cell>
        </table:table-row>
        <table:table-row table:style-name="ro2">
          <table:table-cell office:value-type="string">
            <text:p>astro telemetrie</text:p>
          </table:table-cell>
          <table:table-cell office:value-type="string">
            <text:p>bessere strecken einschätzung</text:p>
          </table:table-cell>
        </table:table-row>
        <table:table-row table:style-name="ro2">
          <table:table-cell office:value-type="string">
            <text:p>langstrecken trnasmitter</text:p>
          </table:table-cell>
          <table:table-cell office:value-type="string">
            <text:p>bessere kommunikation mit zuhause</text:p>
          </table:table-cell>
        </table:table-row>
        <table:table-row table:style-name="ro2">
          <table:table-cell office:value-type="string">
            <text:p>erw werkstatt</text:p>
          </table:table-cell>
          <table:table-cell office:value-type="string">
            <text:p>schnellere selbst und jäger reparatur (jäger nur wenn schiff träger ist)</text:p>
          </table:table-cell>
        </table:table-row>
        <table:table-row table:style-name="ro2">
          <table:table-cell office:value-type="string">
            <text:p>erw radar auswertung</text:p>
          </table:table-cell>
          <table:table-cell office:value-type="string">
            <text:p>bessere einschätzung der anfliegenden volumen frühere freund feind kennung</text:p>
          </table:table-cell>
        </table:table-row>
        <table:table-row table:style-name="ro2">
          <table:table-cell office:value-type="string">
            <text:p>erw krankenstation</text:p>
          </table:table-cell>
          <table:table-cell office:value-type="string">
            <text:p>piloten haben höhere chance zu überleben</text:p>
          </table:table-cell>
        </table:table-row>
        <table:table-row table:style-name="ro2">
          <table:table-cell office:value-type="string">
            <text:p>erw kom hq</text:p>
          </table:table-cell>
          <table:table-cell office:value-type="string">
            <text:p>flotten boni werden noch effektiver genutzt</text:p>
          </table:table-cell>
        </table:table-row>
        <table:table-row table:style-name="ro2">
          <table:table-cell office:value-type="string">
            <text:p>jäger ziel unterst</text:p>
          </table:table-cell>
          <table:table-cell office:value-type="string">
            <text:p>fäger bekommen höhere präzision</text:p>
          </table:table-cell>
        </table:table-row>
        <table:table-row table:style-name="ro2">
          <table:table-cell office:value-type="string">
            <text:p>zus booster</text:p>
          </table:table-cell>
          <table:table-cell office:value-type="string">
            <text:p>höhere beschleinugung</text:p>
          </table:table-cell>
        </table:table-row>
        <table:table-row table:style-name="ro2">
          <table:table-cell office:value-type="string">
            <text:p>zus steuertriebwerk</text:p>
          </table:table-cell>
          <table:table-cell office:value-type="string">
            <text:p>höheres handling</text:p>
          </table:table-cell>
        </table:table-row>
        <table:table-row table:style-name="ro2">
          <table:table-cell office:value-type="string">
            <text:p>lagerraum erw</text:p>
          </table:table-cell>
          <table:table-cell office:value-type="string">
            <text:p>mehr lager</text:p>
          </table:table-cell>
        </table:table-row>
        <table:table-row table:style-name="ro2">
          <table:table-cell office:value-type="string">
            <text:p>lagerraum komprem</text:p>
          </table:table-cell>
          <table:table-cell office:value-type="string">
            <text:p>mehr lager gegen ressourcen</text:p>
          </table:table-cell>
        </table:table-row>
        <table:table-row table:style-name="ro1">
          <table:table-cell table:number-columns-repeated="2" office:value-type="string">
            <text:p>verbrauch verringern</text:p>
          </table:table-cell>
        </table:table-row>
        <table:table-row table:style-name="ro2">
          <table:table-cell office:value-type="string">
            <text:p>resupgrade</text:p>
          </table:table-cell>
          <table:table-cell office:value-type="string">
            <text:p>mehr ressourcen</text:p>
          </table:table-cell>
        </table:table-row>
        <table:table-row table:style-name="ro2">
          <table:table-cell office:value-type="string">
            <text:p>Deep scanner</text:p>
          </table:table-cell>
          <table:table-cell office:value-type="string">
            <text:p>planeten und systeme scannen</text:p>
          </table:table-cell>
        </table:table-row>
      </table:table>
      <table:table table:name="Panzerung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Tabelle7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26.10.2015</text:date>, <text:time>12:03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22:48:53.18</meta:creation-date>
    <dc:date>2015-10-26T12:03:26.14</dc:date>
    <meta:editing-duration>PT49M40S</meta:editing-duration>
    <meta:editing-cycles>4</meta:editing-cycles>
    <meta:generator>OpenOffice/4.1.1$Win32 OpenOffice.org_project/411m6$Build-9775</meta:generator>
    <meta:document-statistic meta:table-count="7" meta:cell-count="233" meta:object-count="0"/>
  </office:meta>
</office:document-meta>
</file>